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c9a"/>
    </style:style>
    <style:style style:name="P2" style:family="paragraph" style:parent-style-name="Standard">
      <style:text-properties fo:font-size="11pt" officeooo:paragraph-rsid="000aac9a" style:font-size-asian="11pt" style:font-size-complex="11pt"/>
    </style:style>
    <style:style style:name="P3" style:family="paragraph" style:parent-style-name="Standard">
      <style:text-properties fo:font-size="11pt" officeooo:paragraph-rsid="000e8427" style:font-size-asian="11pt" style:font-size-complex="11pt"/>
    </style:style>
    <style:style style:name="P4" style:family="paragraph" style:parent-style-name="Standard">
      <style:text-properties fo:font-size="11pt" officeooo:paragraph-rsid="000c61e7" style:font-size-asian="11pt" style:font-size-complex="11pt"/>
    </style:style>
    <style:style style:name="P5" style:family="paragraph" style:parent-style-name="Standard">
      <style:text-properties officeooo:rsid="000c8725" officeooo:paragraph-rsid="000c8725"/>
    </style:style>
    <style:style style:name="P6" style:family="paragraph" style:parent-style-name="Standard">
      <style:text-properties fo:font-size="10pt" officeooo:rsid="000aac9a" officeooo:paragraph-rsid="000aac9a" style:font-size-asian="10pt" style:font-size-complex="10pt"/>
    </style:style>
    <style:style style:name="P7" style:family="paragraph" style:parent-style-name="Standard">
      <style:text-properties fo:font-size="11pt" officeooo:paragraph-rsid="000aac9a" style:font-size-asian="11pt" style:font-size-complex="11pt"/>
    </style:style>
    <style:style style:name="P8" style:family="paragraph" style:parent-style-name="Standard">
      <style:text-properties fo:font-size="11pt" fo:font-weight="normal" officeooo:paragraph-rsid="000e8427" style:font-size-asian="11pt" style:font-weight-asian="normal" style:font-size-complex="11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104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=====================================</text:p>
      <text:p text:style-name="P3"><text:s/>ගෙවීම් මාසය :</text:p>
      <text:p text:style-name="P4"><text:s/>දිනය <text:s/>: </text:p>
      <text:p text:style-name="P2"><text:s/>නම <text:s text:c="3"/>:</text:p>
      <text:p text:style-name="P3"><text:s/>මාසික වැටුප :</text:p>
      <text:p text:style-name="P3"><text:s/>වෙනත් දීමනා :</text:p>
      <text:p text:style-name="P3"><text:s/><text:bookmark-start text:name="__DdeLink__81_2377087331"/>විශේෂ ආධාර මුදල්:<text:bookmark-end text:name="__DdeLink__81_2377087331"/></text:p>
      <text:p text:style-name="P3"><text:s/>අමතර වැඩකල දින ගණන : </text:p>
      <text:p text:style-name="P8"><text:s/>දල වැටුප <text:s/>: </text:p>
      <text:p text:style-name="P3"><text:s/>--------------------- අඩු කිරීම් ----------------------</text:p>
      <text:p text:style-name="P2"><text:s text:c="5"/><text:bookmark-start text:name="__DdeLink__79_2377087331"/>අර්ථසාදක<text:bookmark-end text:name="__DdeLink__79_2377087331"/> <text:s/>:</text:p>
      <text:p text:style-name="P2"><text:s text:c="5"/>අත්තිකාරම් :</text:p>
      <text:p text:style-name="P2"><text:s text:c="5"/>අමතර නිවාඩු දින : <text:s/></text:p>
      <text:p text:style-name="P2"><text:s text:c="5"/>වෙනත් අඩු කිරීම් :</text:p>
      <text:p text:style-name="P2"><text:s text:c="5"/>පෙර හිග මුදල් :</text:p>
      <text:p text:style-name="P2"><text:s text:c="5"/><text:span text:style-name="T2">ඉතිරි මුදල</text:span> :</text:p>
      <text:p text:style-name="P2"/>
      <text:p text:style-name="P1"><text:s/><text:span text:style-name="T3">ගෙවිය යුතු මුළු ණය මුදල :</text:span></text:p>
      <text:p text:style-name="Standard"/>
      <text:p text:style-name="Standard"/>
      <text:p text:style-name="Standard"><text:s text:c="20"/><text:span text:style-name="T1">ස්තුතියි ! සුභ දවසක්</text:span></text:p>
      <text:p text:style-name="P5">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6.2in" style:num-format="1" style:print-orientation="portrait" fo:margin-top="0.0201in" fo:margin-bottom="0.0201in" fo:margin-left="0.0402in" fo:margin-right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0:52.710606838</meta:creation-date>
    <dc:date>2024-09-28T14:54:53.319996483</dc:date>
    <meta:editing-duration>PT1H43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59" meta:character-count="357" meta:non-whitespace-character-count="246"/>
  </office:meta>
</office:document-meta>
</file>